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c69e6" officeooo:paragraph-rsid="000c69e6"/>
    </style:style>
    <style:style style:name="T1" style:family="text">
      <style:text-properties officeooo:rsid="000cfb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Reyes</text:p>
      <text:p text:style-name="P1">CS202</text:p>
      <text:p text:style-name="P1">Project 8 Documentation</text:p>
      <text:p text:style-name="P1">4/2/2015</text:p>
      <text:p text:style-name="P1"/>
      <text:p text:style-name="P1"><text:tab/>For this project, we created a limited functionality game of 5 card draw poker. It reads in a file of player names and a deck of cards from a file that we created into an array of players and array of cards. It is able to give you the option of being able to shuffle the cards and then deal them, you are able to print out the player names, their bets, and their hand by using the overloaded assignment operators. I couldn't find a way to implement the greater than or less than overloaded operators in the project so I just put them in a testing area that uses random numbers to choose a card from the unshuffled deck and compare them against each other. You can call this multiple times to see if it working, I even added a “the two cards are equal” phrase if they are equal in rank. The overloaded assignment operators are useful because you never have to worry about a shallow copy or anything, you can just assign a card to another card without the hassle or going through each element then copying it over. <text:s/>The only thing hard about the project was learning the syntax of the overloaded operators, it's hard when you go into the implementation of the functions then you have to think if <text:span text:style-name="T1">its part of the class or not. Other than that, I thought for the most part, everything was fairly simple to go through, just took some time. If I had more time I would try and clean up the design so that it looks nic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00:42:15.992982885</meta:creation-date>
    <dc:date>2015-04-01T01:01:43.733322086</dc:date>
    <meta:editing-duration>PT4M17S</meta:editing-duration>
    <meta:editing-cycles>1</meta:editing-cycles>
    <meta:document-statistic meta:table-count="0" meta:image-count="0" meta:object-count="0" meta:page-count="1" meta:paragraph-count="5" meta:word-count="276" meta:character-count="1465" meta:non-whitespace-character-count="1191"/>
    <meta:generator>LibreOffice/4.2.7.2$Linux_X86_64 LibreOffice_project/420m0$Build-2</meta:generator>
  </office:meta>
</office:document-meta>
</file>